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84bb9" officeooo:paragraph-rsid="00084bb9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084d48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size="10pt" fo:language="en" fo:country="US" style:language-asian="zh" style:country-asian="CN" style:language-complex="hi" style:country-complex="I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his is the </text:span><office:annotation><dc:creator>Pranav Kant</dc:creator><dc:date>2017-01-25T22:57:26</dc:date><text:p text:style-name="P2"><text:span text:style-name="T2">Comment 1</text:span></text:p></office:annotation><text:span text:style-name="T1">f</text:span>irst <office:annotation office:name="__Annotation__2_1604596690"><dc:creator>Pranav Kant</dc:creator><dc:date>2017-01-25T22:57:31</dc:date><text:p text:style-name="P2"><text:span text:style-name="T2">Comment 2</text:span></text:p></office:annotation>line<office:annotation-end office:name="__Annotation__2_1604596690"/><office:annotation><dc:creator>Pranav Kant</dc:creator><dc:date>2017-01-25T22:57:38</dc:date><text:p text:style-name="P2"><text:span text:style-name="T3">Reply to Comment 2</text:span>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31T10:20:40.078994861</meta:creation-date>
    <meta:generator>LibreOffice/5.1.6.2.0$Linux_X86_64 LibreOffice_project/10$Build-2</meta:generator>
    <dc:date>2017-01-27T20:22:43.848114688</dc:date>
    <dc:creator>Pranav Kant</dc:creator>
    <meta:editing-duration>PT1M33S</meta:editing-duration>
    <meta:editing-cycles>7</meta:editing-cycles>
    <meta:document-statistic meta:table-count="0" meta:image-count="0" meta:object-count="0" meta:page-count="1" meta:paragraph-count="1" meta:word-count="5" meta:character-count="22" meta:non-whitespace-character-count="18"/>
  </office:meta>
</office:document-meta>
</file>